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4-06-12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4-05-09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4-04-08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3-09-01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3-08-11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3-07-07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3-06-02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2-05-12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2-04-13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2-03-03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2-01-11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1-12-08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1-08-0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1-07-02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1-06-07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1-05-06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1-04-05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1-03-12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1-02-09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1-01-08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12-04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11-03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10-06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09-11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08-04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07-0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06-0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05-07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04-07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03-0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02-07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20-01-03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9-11-03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9-10-0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9-09-06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9-08-07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9-07-01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9-06-06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9-05-06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9-04-03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9-03-01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9-0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9-01-14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12-06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11-05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10-01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09-04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08-01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07-02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06-01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05-09 2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04-02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03-05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02-01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8-01-02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7-12-01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7-11-01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7-09-0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7-08-01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7-07-0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7-06-02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7-05-02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7-04-04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7-03-0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7-02-01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7-01-03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12-06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11-0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10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09-0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08-0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07-0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06-0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05-02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04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03-0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02-02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6-01-0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12-0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11-0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10-0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09-0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08-03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07-0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06-01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05-0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03-31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03-0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02-0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5-01-0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4-12-0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4-11-0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4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4-06-0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4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4-02-0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4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3-10-0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3-07-0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3-05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3-03-0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3-02-0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3-01-08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2-12-03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2-11-0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2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2-05-07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2-03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2-02-0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2-01-03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12-0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11-0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10-0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09-0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08-0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06-2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06-07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05-04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04-05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02-01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11-0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10-0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09-0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08-0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06-3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06-08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05-0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04-0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03-08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02-02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10-01-0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9-12-0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9-11-09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9-10-0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9-08-0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9-07-07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9-06-0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9-05-11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9-04-0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9-03-11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9-02-0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9-01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12-08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11-1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10-0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09-0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08-05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06-3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06-10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05-05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04-0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03-0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02-0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8-01-08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7-12-0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7-11-0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7-10-0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7-09-0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7-08-0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7-07-0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7-06-1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7-05-0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7-04-04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7-03-0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7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6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6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6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5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5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4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4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4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2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200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1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1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1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1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1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9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8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8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8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8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8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8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8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8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6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6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6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6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6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5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2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2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2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2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2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80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7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7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79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79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79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7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79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7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944106022001</text:p>
          </table:table-cell>
          <table:table-cell office:value-type="string" calcext:value-type="string">
            <text:p>197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81" meta:object-count="0"/>
    <meta:user-defined meta:name="AppVersion">3.0</meta:user-defined>
  </office:meta>
</office:document-meta>
</file>